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6.6931in" style:rel-column-width="65535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3.3465in" style:rel-column-width="32767*"/>
    </style:style>
    <style:style style:name="Tabela2.B" style:family="table-column">
      <style:table-column-properties style:column-width="3.3465in" style:rel-column-width="32768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5e844" officeooo:paragraph-rsid="0015e844"/>
    </style:style>
    <style:style style:name="P2" style:family="paragraph" style:parent-style-name="Standard">
      <style:text-properties officeooo:rsid="0015e844" officeooo:paragraph-rsid="0020f9a7"/>
    </style:style>
    <style:style style:name="P3" style:family="paragraph" style:parent-style-name="Standard">
      <style:text-properties fo:font-weight="normal" officeooo:rsid="0015e844" officeooo:paragraph-rsid="0015e844" style:font-weight-asian="normal" style:font-weight-complex="normal"/>
    </style:style>
    <style:style style:name="P4" style:family="paragraph" style:parent-style-name="Standard">
      <style:text-properties fo:font-style="italic" officeooo:rsid="0015e844" officeooo:paragraph-rsid="0015e844" style:font-style-asian="italic" style:font-style-complex="italic"/>
    </style:style>
    <style:style style:name="P5" style:family="paragraph" style:parent-style-name="Standard">
      <style:text-properties fo:font-style="italic" fo:font-weight="normal" officeooo:rsid="0015e844" officeooo:paragraph-rsid="0015e844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15e844" officeooo:paragraph-rsid="0016d42d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15e844" officeooo:paragraph-rsid="001c6519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15e844" officeooo:paragraph-rsid="001d02c7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5e844" officeooo:paragraph-rsid="00201eb0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15e844" officeooo:paragraph-rsid="00208a84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normal" fo:font-weight="normal" officeooo:rsid="0015e844" officeooo:paragraph-rsid="0015e844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5e844" officeooo:paragraph-rsid="0016d42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5e844" officeooo:paragraph-rsid="0017035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5e844" officeooo:paragraph-rsid="001e82ab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5e844" officeooo:paragraph-rsid="00201eb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5e844" officeooo:paragraph-rsid="00208a8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d02c7" officeooo:paragraph-rsid="001d02c7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d02c7" officeooo:paragraph-rsid="00201eb0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d02c7" officeooo:paragraph-rsid="00208a84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e82ab" officeooo:paragraph-rsid="001e82ab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08a84" officeooo:paragraph-rsid="00208a84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officeooo:rsid="0019140f" officeooo:paragraph-rsid="0019140f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20f9a7" officeooo:paragraph-rsid="0020f9a7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f9a7" officeooo:paragraph-rsid="0020f9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7aa" officeooo:paragraph-rsid="0022a7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b28b" officeooo:paragraph-rsid="0022b2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text-properties fo:font-style="italic" fo:font-weight="normal" officeooo:rsid="0015e844" officeooo:paragraph-rsid="00208a84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d42d" style:font-weight-asian="bold" style:font-weight-complex="bold"/>
    </style:style>
    <style:style style:name="T3" style:family="text">
      <style:text-properties fo:font-weight="bold" officeooo:rsid="00170358" style:font-weight-asian="bold" style:font-weight-complex="bold"/>
    </style:style>
    <style:style style:name="T4" style:family="text">
      <style:text-properties fo:font-weight="bold" officeooo:rsid="001d02c7" style:font-weight-asian="bold" style:font-weight-complex="bold"/>
    </style:style>
    <style:style style:name="T5" style:family="text">
      <style:text-properties fo:font-weight="bold" officeooo:rsid="001e82ab" style:font-weight-asian="bold" style:font-weight-complex="bold"/>
    </style:style>
    <style:style style:name="T6" style:family="text">
      <style:text-properties fo:font-weight="bold" officeooo:rsid="00208a84" style:font-weight-asian="bold" style:font-weight-complex="bold"/>
    </style:style>
    <style:style style:name="T7" style:family="text">
      <style:text-properties officeooo:rsid="0016d42d"/>
    </style:style>
    <style:style style:name="T8" style:family="text">
      <style:text-properties officeooo:rsid="00170358"/>
    </style:style>
    <style:style style:name="T9" style:family="text">
      <style:text-properties officeooo:rsid="0019a565"/>
    </style:style>
    <style:style style:name="T10" style:family="text">
      <style:text-properties fo:font-style="italic" officeooo:rsid="0015e844" style:font-style-asian="italic" style:font-style-complex="italic"/>
    </style:style>
    <style:style style:name="T11" style:family="text">
      <style:text-properties fo:font-style="italic" officeooo:rsid="001c6519" style:font-style-asian="italic" style:font-style-complex="italic"/>
    </style:style>
    <style:style style:name="T12" style:family="text">
      <style:text-properties fo:font-style="italic" officeooo:rsid="00201eb0" style:font-style-asian="italic" style:font-style-complex="italic"/>
    </style:style>
    <style:style style:name="T13" style:family="text">
      <style:text-properties fo:font-style="italic" officeooo:rsid="00208a84" style:font-style-asian="italic" style:font-style-complex="italic"/>
    </style:style>
    <style:style style:name="T14" style:family="text">
      <style:text-properties officeooo:rsid="001c6519"/>
    </style:style>
    <style:style style:name="T15" style:family="text">
      <style:text-properties officeooo:rsid="001d02c7"/>
    </style:style>
    <style:style style:name="T16" style:family="text">
      <style:text-properties officeooo:rsid="0015e844"/>
    </style:style>
    <style:style style:name="T17" style:family="text">
      <style:text-properties officeooo:rsid="00201eb0"/>
    </style:style>
    <style:style style:name="T18" style:family="text">
      <style:text-properties officeooo:rsid="00208a84"/>
    </style:style>
    <style:style style:name="T19" style:family="text">
      <style:text-properties officeooo:rsid="00251330"/>
    </style:style>
    <style:style style:name="T20" style:family="text">
      <style:text-properties officeooo:rsid="00265e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3">Introdução</text:p>
      <text:p text:style-name="P23"/>
      <table:table table:name="Tabela1" table:style-name="Tabela1" table:template-name="Estilo padrão">
        <table:table-column table:style-name="Tabela1.A"/>
        <table:table-row table:style-name="Tabela1.1">
          <table:table-cell table:style-name="Tabela1.A1" office:value-type="string">
            <text:p text:style-name="P24">O <text:span text:style-name="T20">software Bazar Do Livro</text:span> tem como finalidade gerir compras, vendas e trocas de livros por meio online.</text:p>
          </table:table-cell>
        </table:table-row>
      </table:table>
      <text:p text:style-name="P2"/>
      <text:p text:style-name="P1"/>
      <text:p text:style-name="P1">[RF – 01] <text:span text:style-name="T1">Cadastrar usuário</text:span></text:p>
      <text:p text:style-name="P1">O sistema deverá cadastrar o usuário informando, obrigatoriamente:</text:p>
      <text:p text:style-name="P1">nome completo, data nascimento, CPF, endereço, nome de usuário, senha e e-mail, <text:span text:style-name="T9">telefone</text:span> </text:p>
      <text:p text:style-name="P1">E opcionalmente:</text:p>
      <text:p text:style-name="P1">Opção de pagamento.</text:p>
      <text:p text:style-name="P22">Após o cadastro será adicionado a conta de usuário uma carteira com saldo vazio <text:span text:style-name="T15">e uma avaliação zerada</text:span>.</text:p>
      <text:p text:style-name="P4">Prioridade: Alta</text:p>
      <text:p text:style-name="P7">Dependencia: <text:span text:style-name="T7">Nenhuma</text:span>.</text:p>
      <text:p text:style-name="P4"/>
      <text:p text:style-name="P1"/>
      <text:p text:style-name="P1">[RF – 02] <text:span text:style-name="T1">Fazer login</text:span></text:p>
      <text:p text:style-name="P3">O sistema deverá fazer o login através d<text:span text:style-name="T19">o</text:span> nome de usuário ou o e-mail <text:span text:style-name="T19">juntamente com a</text:span> senha <text:span text:style-name="T19">de</text:span> no mínimo oito(8) caracteres. </text:p>
      <text:p text:style-name="P5">Prioridade: Alta</text:p>
      <text:p text:style-name="P5">Dependencia: RF-01.</text:p>
      <text:p text:style-name="P5"/>
      <text:p text:style-name="P11"/>
      <text:p text:style-name="P11">[RF – 03] <text:span text:style-name="T6">Gerenciar</text:span><text:span text:style-name="T1"> </text:span><text:span text:style-name="T3">anúncio</text:span></text:p>
      <text:p text:style-name="P11">O sistema deverá cadastrar um <text:span text:style-name="T8">anúncio de livro</text:span> com: Título, Sinopse, ISBN, nome do autor, valor, <text:span text:style-name="T7">disponível para troca, identificador do usuário, Descrição de anúncio, foto, status de atividade – ativo, inativo ou pausado. Todos os itens são passíveis de alteração ao usuário, exceto, </text:span></text:p>
      <text:p text:style-name="P6">Prioridade: Alta</text:p>
      <text:p text:style-name="P7">Dependencia: RF-01.</text:p>
      <text:p text:style-name="P12"/>
      <text:p text:style-name="P12"/>
      <text:p text:style-name="P12">[RF – 0<text:span text:style-name="T7">4</text:span>] <text:span text:style-name="T1">Cadastrar </text:span><text:span text:style-name="T2">Transação</text:span></text:p>
      <text:p text:style-name="P13">O sistema deverá cadastrar um<text:span text:style-name="T7">a transação(venda, troca, compra de crédito) com: identificador de vendedor, identificador de comprador, data, identificador de anúncio.</text:span></text:p>
      <text:p text:style-name="P20">Ao final deverá ser atribuído o estado “a entregar” à transação. </text:p>
      <text:p text:style-name="P6">Prioridade: Alta</text:p>
      <text:p text:style-name="P7">Dependencia: RF-01, <text:span text:style-name="T14">RF-03, RF-05</text:span>.</text:p>
      <text:p text:style-name="P6"/>
      <text:p text:style-name="P13">[RF – 0<text:span text:style-name="T8">5</text:span>] <text:span text:style-name="T4">Listar anúncios</text:span></text:p>
      <text:p text:style-name="P17">O sistema deverá listar todos os anúncios existentes.</text:p>
      <text:p text:style-name="P8">Prioridade: Alta</text:p>
      <text:p text:style-name="P17"><text:span text:style-name="T10">Dependencia: RF-01, </text:span><text:span text:style-name="T11">RF-03</text:span><text:span text:style-name="T10">.</text:span></text:p>
      <text:p text:style-name="P8"/>
      <text:p text:style-name="P8"/>
      <text:p text:style-name="P14"><text:span text:style-name="T16">[RF – 06] </text:span><text:span text:style-name="T5">Avaliação de Usuário</text:span><text:span text:style-name="T16"> </text:span></text:p>
      <text:p text:style-name="P20">O sistema deverá permitir a avaliação da transação finalizada, de um usuário para outro.</text:p>
      <text:p text:style-name="P9">Prioridade: <text:span text:style-name="T17">Média</text:span></text:p>
      <text:p text:style-name="P18"><text:span text:style-name="T10">Dependencia: RF-01, </text:span><text:span text:style-name="T11">RF-03, RF-0</text:span><text:span text:style-name="T12">4</text:span><text:span text:style-name="T10">.</text:span></text:p>
      <text:p text:style-name="P13"/>
      <text:p text:style-name="P6"><text:soft-page-break/></text:p>
      <text:p text:style-name="P15">[RF – 0<text:span text:style-name="T17">7] </text:span><text:span text:style-name="T6">Gerenciamento de conta de usuário</text:span></text:p>
      <text:p text:style-name="P21">O sistema deverá fornecer meios de alterar senha, alteração de dados cadastrais, exclusão de conta. </text:p>
      <text:p text:style-name="P10">Prioridade: <text:span text:style-name="T18">Alta</text:span></text:p>
      <text:p text:style-name="P19"><text:span text:style-name="T10">Dependencia: RF-01, </text:span><text:span text:style-name="T13">RF-02</text:span><text:span text:style-name="T10">.</text:span></text:p>
      <text:p text:style-name="P10"/>
      <text:p text:style-name="P10"/>
      <text:p text:style-name="P10"/>
      <text:p text:style-name="P10"/>
      <text:p text:style-name="P11"/>
      <text:p text:style-name="P16"/>
      <text:p text:style-name="P16"/>
      <text:p text:style-name="P16"/>
      <text:p text:style-name="P16"/>
      <text:p text:style-name="P16"/>
      <table:table table:name="Tabela2" table:style-name="Tabela2" table:template-name="Estilo padrão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5">Equipe Front-End</text:p>
          </table:table-cell>
          <table:table-cell table:style-name="Tabela2.B1" office:value-type="string">
            <text:p text:style-name="P25">Equipe Back-End</text:p>
          </table:table-cell>
        </table:table-row>
        <table:table-row>
          <table:table-cell table:style-name="Tabela2.A2" office:value-type="string">
            <text:p text:style-name="P26">Luis, Luan, Sergio, Adelson, Igor</text:p>
          </table:table-cell>
          <table:table-cell table:style-name="Tabela2.B2" office:value-type="string">
            <text:p text:style-name="P26">Sebastiao,Higor,Mario,Magnussem,Barbara</text:p>
          </table:table-cell>
        </table:table-row>
      </table:table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4:10:47.203000000</meta:creation-date>
    <dc:date>2019-04-08T15:58:40.813908693</dc:date>
    <meta:editing-duration>P5DT11H39M42S</meta:editing-duration>
    <meta:editing-cycles>6</meta:editing-cycles>
    <meta:generator>LibreOffice/6.0.5.2$MacOSX_X86_64 LibreOffice_project/54c8cbb85f300ac59db32fe8a675ff7683cd5a16</meta:generator>
    <meta:document-statistic meta:table-count="2" meta:image-count="0" meta:object-count="0" meta:page-count="2" meta:paragraph-count="39" meta:word-count="274" meta:character-count="1884" meta:non-whitespace-character-count="1635"/>
  </office:meta>
</office:document-meta>
</file>